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Liberation Serif" fo:font-size="17pt" style:text-underline-style="none" fo:font-weight="bold" officeooo:rsid="3449857d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fo:color="#333333" style:font-name="標楷體1" style:font-name-asian="標楷體1"/>
    </style:style>
    <style:style style:name="T5" style:family="text">
      <style:text-properties fo:color="#333333" officeooo:rsid="35a9c6de"/>
    </style:style>
    <style:style style:name="T6" style:family="text">
      <style:text-properties style:font-name="Arial1" officeooo:rsid="325a12c2" style:font-name-asian="Arial1"/>
    </style:style>
    <style:style style:name="T7" style:family="text">
      <style:text-properties officeooo:rsid="325a12c2"/>
    </style:style>
    <style:style style:name="T8" style:family="text">
      <style:text-properties officeooo:rsid="356134fc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5" style:family="text">
      <style:text-properties fo:color="#1c1c1c"/>
    </style:style>
    <style:style style:name="T16" style:family="text">
      <style:text-properties fo:color="#1c1c1c" officeooo:rsid="356134fc"/>
    </style:style>
    <style:style style:name="T17" style:family="text">
      <style:text-properties officeooo:rsid="2fa2d5a6" style:font-name-complex="標楷體"/>
    </style:style>
    <style:style style:name="T18" style:family="text">
      <style:text-properties style:font-name="標楷體1"/>
    </style:style>
    <style:style style:name="T19" style:family="text">
      <style:text-properties style:font-name="標楷體1" style:font-name-asian="標楷體1"/>
    </style:style>
    <style:style style:name="T20" style:family="text">
      <style:text-properties style:font-name="標楷體1" officeooo:rsid="3589680b" style:font-name-asian="標楷體1"/>
    </style:style>
    <style:style style:name="T21" style:family="text">
      <style:text-properties style:font-name="標楷體1" officeooo:rsid="358ee9ba"/>
    </style:style>
    <style:style style:name="T22" style:family="text">
      <style:text-properties style:font-name="標楷體1" officeooo:rsid="2f7a955a"/>
    </style:style>
    <style:style style:name="T23" style:family="text">
      <style:text-properties officeooo:rsid="35a9c6de"/>
    </style:style>
    <style:style style:name="T24" style:family="text">
      <style:text-properties officeooo:rsid="35b254b3"/>
    </style:style>
    <style:style style:name="T25" style:family="text">
      <style:text-properties officeooo:rsid="35b254b3" style:font-name-asian="Arial1"/>
    </style:style>
    <style:style style:name="T26" style:family="text">
      <style:text-properties officeooo:rsid="35e0d1ee" style:font-name-asian="Arial1"/>
    </style:style>
    <style:style style:name="T27" style:family="text">
      <style:text-properties officeooo:rsid="2f7a955a"/>
    </style:style>
    <style:style style:name="T28" style:family="text">
      <style:text-properties officeooo:rsid="35e0d1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239985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5">精神助產術。</text:p>
              <text:list>
                <text:list-item>
                  <text:p text:style-name="P15">討論、辯證法、辯證推理。</text:p>
                  <text:list>
                    <text:list-item>
                      <text:p text:style-name="P15">用途 有 思維訓練、日常交流、（愛因斯坦 認定的）思想實驗。</text:p>
                    </text:list-item>
                  </text:list>
                </text:list-item>
                <text:list-item>
                  <text:p text:style-name="P13">理性對話法。</text:p>
                  <text:list>
                    <text:list-item>
                      <text:p text:style-name="P13">兩個人 理性對話。</text:p>
                    </text:list-item>
                  </text:list>
                </text:list-item>
              </text:list>
            </text:list-item>
            <text:list-item>
              <text:p text:style-name="P13">我知道的是自己無知。</text:p>
            </text:list-item>
          </text:list>
        </text:list-item>
        <text:list-item>
          <text:p text:style-name="P13"><text:bookmark-start text:name="柏拉圖"/>柏拉圖<text:bookmark-end text:name="柏拉圖"/></text:p>
          <text:list>
            <text:list-item>
              <text:p text:style-name="P13">理型。</text:p>
              <text:list>
                <text:list-item>
                  <text:p text:style-name="P16">理型論。</text:p>
                </text:list-item>
                <text:list-item>
                  <text:p text:style-name="P16">理型世界 <text:span text:style-name="T6">↔</text:span><text:span text:style-name="T7"> 不生不滅、數學幾何的三角形。</text:span></text:p>
                </text:list-item>
                <text:list-item>
                  <text:p text:style-name="P17">現實世界 <text:span text:style-name="T6">↔</text:span><text:span text:style-name="T7"> 會生會滅、</text:span>現實世界<text:span text:style-name="T7">的三角形</text:span>。</text:p>
                </text:list-item>
              </text:list>
            </text:list-item>
            <text:list-item>
              <text:p text:style-name="P14">對立論證法。</text:p>
            </text:list-item>
            <text:list-item>
              <text:p text:style-name="P18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37"><text:span text:style-name="T17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亞里斯多德</text:span><text:span text:style-name="T17">）</text:span></text:p>
            </text:list-item>
            <text:list-item>
              <text:p text:style-name="P21">工具論。</text:p>
              <text:list>
                <text:list-item>
                  <text:p text:style-name="P3">三段論。</text:p>
                  <text:list>
                    <text:list-item>
                      <text:p text:style-name="P21">明顯例子，行星 會繞著 恆星 轉。</text:p>
                      <text:list>
                        <text:list-item>
                          <text:p text:style-name="P21">地球 是 行星。</text:p>
                        </text:list-item>
                        <text:list-item>
                          <text:p text:style-name="P21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1">第一原理 <text:span text:style-name="T26">↔</text:span><text:span text:style-name="T28"> 公理、（只能被驗證、無法被證明 是正確的）正確的原理、假想是正確的原理</text:span>。</text:p>
                  <text:list>
                    <text:list-item>
                      <text:p text:style-name="P21">第一原理 只能從 經驗 歸納 出來。</text:p>
                    </text:list-item>
                    <text:list-item>
                      <text:p text:style-name="P21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1">形而上學（書名）。</text:p>
              <text:list>
                <text:list-item>
                  <text:p text:style-name="P22">形而上學 是<text:span text:style-name="T11">（</text:span>亞里斯多德<text:span text:style-name="T9"> </text:span><text:span text:style-name="T11">認定的）</text:span>第一哲學。</text:p>
                  <text:list>
                    <text:list-item>
                      <text:p text:style-name="P22">研究 比 物理學 更根本的 事物。</text:p>
                      <text:list>
                        <text:list-item>
                          <text:p text:style-name="P28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4">體(</text:span><text:span text:style-name="T19">本身</text:span><text:span text:style-name="T4">)</text:span><text:span text:style-name="T19">。</text:span></text:p>
                          <text:list>
                            <text:list-item>
                              <text:p text:style-name="P25">明顯例子，<text:span text:style-name="T18">(F</text:span><text:span text:style-name="T21">=ma)</text:span><text:span text:style-name="T18">(</text:span>本身<text:span text:style-name="T21">)</text:span>、為什麼<text:span text:style-name="T18">(F</text:span><text:span text:style-name="T21">=ma)</text:span>存在、如何存在、該存在的本質是什麼。</text:p>
                              <text:list>
                                <text:list-item>
                                  <text:p text:style-name="P26">該存在的本質是什麼 是 該存在（能夠 存在）的 本質<text:span text:style-name="T20">、原因、根基 </text:span>是什麼。</text:p>
                                </text:list-item>
                                <text:list-item>
                                  <text:p text:style-name="P27">該存在的本質是什麼 是 該存在（無法不存在）的 本質<text:span text:style-name="T20">、原因、根基 </text:span>是什麼。</text:p>
                                </text:list-item>
                                <text:list-item>
                                  <text:p text:style-name="P32">該存在的本質是什麼 是 該存在（無法有時存在）的本質<text:span text:style-name="T20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24">明顯例子，該本質<text:span text:style-name="T19">(本身)</text:span>、為何該本質會存在、如何存在、該本質的本質是什麼。</text:p>
                            </text:list-item>
                            <text:list-item>
                              <text:p text:style-name="P23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哲學 起源於 閒暇、好奇。</text:p>
                  <text:list>
                    <text:list-item>
                      <text:p text:style-name="P21">（求知慾 →<text:span text:style-name="T23"> 感測、行動 得知、未知變已知 →）改變、交互作用 外在環境 → 快樂</text:span>。</text:p>
                      <text:list>
                        <text:list-item>
                          <text:p text:style-name="P5"><text:span text:style-name="T2">（求知慾→</text:span><text:span text:style-name="T5">感測、行動 得知、未知變已知 →）</text:span><text:span text:style-name="T23">解決問題、</text:span><text:span text:style-name="T5">做出</text:span><text:span text:style-name="T23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29">質料因、形式因、動力因、目的因。</text:p>
                    </text:list-item>
                    <text:list-item>
                      <text:p text:style-name="P29">明顯例子，小木屋。</text:p>
                      <text:list>
                        <text:list-item>
                          <text:p text:style-name="P29">質料因 <text:span text:style-name="T25">↔</text:span><text:span text:style-name="T24"> </text:span>木頭。</text:p>
                        </text:list-item>
                        <text:list-item>
                          <text:p text:style-name="P30">形式因 <text:span text:style-name="T25">↔</text:span><text:span text:style-name="T24"> </text:span>屋身、屋頂。</text:p>
                        </text:list-item>
                        <text:list-item>
                          <text:p text:style-name="P30">動力因 <text:span text:style-name="T25">↔</text:span><text:span text:style-name="T24"> </text:span>建築工人（把 木頭 打造成 屋身、屋頂、小木屋）。</text:p>
                        </text:list-item>
                        <text:list-item>
                          <text:p text:style-name="P31">目的因 <text:span text:style-name="T25">↔</text:span><text:span text:style-name="T24">（</text:span>小木屋 讓 觀光客<text:span text:style-name="T24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36">明顯例子，潛能<text:span text:style-name="T27"> </text:span><text:span text:style-name="T25">↔</text:span> 即將、有機率 長葉、開花（的 樹木、種子）。</text:p>
                    </text:list-item>
                    <text:list-item>
                      <text:p text:style-name="P36">明顯例子，實現<text:span text:style-name="T27"> </text:span><text:span text:style-name="T25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35"><text:span text:style-name="T27">明顯例子，</text:span>存在<text:span text:style-name="T22">(</text:span><text:span text:style-name="T27">本身</text:span><text:span text:style-name="T21">)</text:span><text:span text:style-name="T27">、為什麼</text:span><text:span text:style-name="T22">(</text:span>存在<text:span text:style-name="T21">)</text:span><text:span text:style-name="T27">存在、</text:span><text:span text:style-name="T22">(</text:span>存在<text:span text:style-name="T21">)</text:span><text:span text:style-name="T27">如何存在、該存在的本質是什麼</text:span>。</text:p>
                    </text:list-item>
                  </text:list>
                </text:list-item>
                <text:list-item>
                  <text:p text:style-name="P33">實體。</text:p>
                  <text:list>
                    <text:list-item>
                      <text:p text:style-name="P34">實體<text:span text:style-name="T27"> </text:span><text:span text:style-name="T25">↔</text:span><text:span text:style-name="T24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bookmark-start text:name="尼采"/>尼采<text:bookmark-end text:name="尼采"/></text:p>
          <text:list>
            <text:list-item>
              <text:p text:style-name="P37"><text:span text:style-name="T17">（</text:span><text:span text:style-name="T10">相關描述 在 </text:span><text:span text:style-name="T14">新生之書</text:span><text:span text:style-name="T10">的 </text:span><text:span text:style-name="T14">哲學</text:span><text:span text:style-name="T10"> </text:span><text:span text:style-name="T13">文件群的</text:span><text:span text:style-name="T10"> </text:span><text:span text:style-name="T14">尼采</text:span><text:span text:style-name="T17">）</text:span></text:p>
            </text:list-item>
            <text:list-item>
              <text:p text:style-name="P19">查拉圖斯特拉如是說。</text:p>
              <text:list>
                <text:list-item>
                  <text:p text:style-name="P19">超人哲學。</text:p>
                  <text:list>
                    <text:list-item>
                      <text:p text:style-name="P19">超人。</text:p>
                      <text:list>
                        <text:list-item>
                          <text:p text:style-name="P19">人是應當被超越的東西。</text:p>
                          <text:list>
                            <text:list-item>
                              <text:p text:style-name="P19">人 要 彌補缺陷、趨向完美。</text:p>
                            </text:list-item>
                          </text:list>
                        </text:list-item>
                        <text:list-item>
                          <text:p text:style-name="P19">超越 自我。</text:p>
                          <text:list>
                            <text:list-item>
                              <text:p text:style-name="P19">人 要超越 自我，變成 超人。</text:p>
                            </text:list-item>
                            <text:list-item>
                              <text:p text:style-name="P20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19"><text:span text:style-name="T15">我要 →</text:span><text:span text:style-name="T16"> </text:span><text:span text:style-name="T8">我是</text:span>。</text:p>
                          <text:list>
                            <text:list-item>
                              <text:p text:style-name="P19">動機、驅動力，<text:span text:style-name="T15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超人 <text:span text:style-name="T6">↔</text:span><text:span text:style-name="T11">（</text:span><text:span text:style-name="T12">人類</text:span><text:span text:style-name="T9"> </text:span><text:span text:style-name="T11">認定的）</text:span><text:span text:style-name="T10">佛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3:00:45.440000000</dc:date>
    <meta:editing-duration>P21DT3H33M47S</meta:editing-duration>
    <meta:editing-cycles>12815</meta:editing-cycles>
    <meta:document-statistic meta:table-count="0" meta:image-count="0" meta:object-count="0" meta:page-count="1" meta:paragraph-count="96" meta:word-count="1638" meta:character-count="1925" meta:non-whitespace-character-count="1745"/>
  </office:meta>
</office:document-meta>
</file>